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esloLGS NF" svg:font-family="'MesloLGS N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5ee9" officeooo:paragraph-rsid="00175ee9"/>
    </style:style>
    <style:style style:name="P2" style:family="paragraph" style:parent-style-name="Standard">
      <style:paragraph-properties fo:text-align="end" style:justify-single-word="false"/>
    </style:style>
    <style:style style:name="T1" style:family="text">
      <style:text-properties style:font-name="MesloLGS NF" fo:font-size="8pt" officeooo:rsid="0017fbb2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Noto Sans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thon Glossary</text:p>
      <text:p text:style-name="P1"/>
      <text:h text:style-name="Heading_20_2" text:outline-level="2">string interpolation</text:h>
      <text:p text:style-name="P1"><text:span text:style-name="Source_20_Text">print(f"({a} * {b})-{c} = {(2 * 3)-10}")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esloLGS NF" svg:font-family="'MesloLGS N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MesloLGS NF" fo:font-size="8pt" officeooo:rsid="0017fbb2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ython Glossary </text:span><text:span text:style-name="MT2"><text:tab/><text:tab/>v0.0.1 (print0) <text:tab/>page </text:span><text:span text:style-name="MT2"><text:page-count>1</text:page-count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5T11:07:53.361243854</meta:creation-date>
    <dc:date>2022-02-15T11:12:56.216592299</dc:date>
    <meta:editing-duration>PT5M2S</meta:editing-duration>
    <meta:editing-cycles>2</meta:editing-cycles>
    <meta:generator>LibreOffice/7.1.5.2$MacOSX_X86_64 LibreOffice_project/85f04e9f809797b8199d13c421bd8a2b025d52b5</meta:generator>
    <meta:document-statistic meta:table-count="0" meta:image-count="0" meta:object-count="0" meta:page-count="1" meta:paragraph-count="4" meta:word-count="17" meta:character-count="118" meta:non-whitespace-character-count="102"/>
  </office:meta>
</office:document-meta>
</file>